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6.462cm" svg:y="1.296cm">
            <draw:object draw:notify-on-update-of-ranges="Hoja1.A2:Hoja1.A6 Hoja1.B2:Hoja1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lícula</text:p>
          </table:table-cell>
          <table:table-cell office:value-type="string" calcext:value-type="string">
            <text:p>Calif Prom</text:p>
          </table:table-cell>
        </table:table-row>
        <table:table-row table:style-name="ro1">
          <table:table-cell office:value-type="string" calcext:value-type="string">
            <text:p>Toy Story 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ladiador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Jumanj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acul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e Ventura</text:p>
          </table:table-cell>
          <table:table-cell office:value-type="float" office:value="3.5" calcext:value-type="float">
            <text:p>3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9:23:16.765854425</meta:creation-date>
    <dc:date>2022-11-14T19:29:55.735536051</dc:date>
    <meta:editing-duration>PT6M39S</meta:editing-duration>
    <meta:editing-cycles>1</meta:editing-cycles>
    <meta:document-statistic meta:table-count="1" meta:cell-count="12" meta:object-count="1"/>
    <meta:generator>LibreOffice/7.3.6.2$Linux_X86_64 LibreOffice_project/30$Build-2</meta:generator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58cm" svg:y="0.316cm" chart:style-name="ch2">
          <text:p>Promedios</text:p>
        </chart:title>
        <chart:legend chart:legend-position="end" svg:x="13.552cm" svg:y="4.201cm" style:legend-expansion="high" chart:style-name="ch3"/>
        <chart:plot-area chart:style-name="ch4" table:cell-range-address="Hoja1.A2:Hoja1.B6" chart:data-source-has-labels="column" svg:x="1.331cm" svg:y="1.275cm" svg:width="11.901cm" svg:height="6.564cm">
          <chart:coordinate-region svg:x="1.767cm" svg:y="1.474cm" svg:width="11.465cm" svg:height="5.718cm"/>
          <chart:axis chart:dimension="x" chart:name="primary-x" chart:style-name="ch5" chartooo:axis-type="auto">
            <chartooo:date-scale/>
            <chart:title svg:x="6.562cm" svg:y="8.019cm" chart:style-name="ch6">
              <text:p>Películas</text:p>
            </chart:title>
            <chart:categories table:cell-range-address="Hoja1.A2:Hoja1.A6"/>
          </chart:axis>
          <chart:axis chart:dimension="y" chart:name="primary-y" chart:style-name="ch7">
            <chart:title svg:x="0.451cm" svg:y="5.461cm" chart:style-name="ch8">
              <text:p>Calificación</text:p>
            </chart:title>
            <chart:grid chart:style-name="ch9" chart:class="major"/>
          </chart:axis>
          <chart:series chart:style-name="ch10" chart:values-cell-range-address="Hoja1.B2:Hoja1.B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Toy Story 2</text:p>
                <draw:g>
                  <svg:desc>Hoja1.A2:Hoja1.A6</svg:desc>
                </draw:g>
              </table:table-cell>
              <table:table-cell office:value-type="float" office:value="5">
                <text:p>5</text:p>
                <draw:g>
                  <svg:desc>Hoja1.B2:Hoja1.B6</svg:desc>
                </draw:g>
              </table:table-cell>
            </table:table-row>
            <table:table-row>
              <table:table-cell office:value-type="string">
                <text:p>Gladiador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Jumanj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racul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ce Ventura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